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942cm" fo:min-width="21.852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.021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52cm" fo:min-width="18.296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766cm" fo:min-width="6.866cm"/>
      <style:paragraph-properties style:writing-mode="lr-tb"/>
    </style:style>
    <style:style style:name="gr10" style:family="graphic" style:parent-style-name="standard">
      <style:graphic-properties svg:stroke-width="0.053cm" svg:stroke-color="#5b277d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24cm" fo:min-width="18.268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color="#999999" draw:fill="solid" draw:fill-color="#00a933" draw:textarea-horizontal-align="justify" draw:textarea-vertical-align="middle" draw:auto-grow-height="false" fo:min-height="0.766cm" fo:min-width="6.866cm"/>
      <style:paragraph-properties style:writing-mode="lr-tb"/>
    </style:style>
    <style:style style:name="gr13" style:family="graphic" style:parent-style-name="standard">
      <style:graphic-properties svg:stroke-width="0.053cm" svg:stroke-color="#5b277d" draw:marker-start-width="0.279cm" draw:marker-end-width="0.279cm" draw:fill="solid" draw:fill-color="#5b277d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999999" draw:marker-start-width="0.279cm" draw:marker-end-width="0.279cm" draw:fill="solid" draw:fill-color="#999999" draw:textarea-vertical-align="middle" draw:auto-grow-height="false" fo:min-height="0cm" fo:min-width="0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44cm" style:use-optimal-column-width="false"/>
    </style:style>
    <style:style style:name="co2" style:family="table-column">
      <style:table-column-properties style:column-width="15.841cm" style:use-optimal-column-width="false"/>
    </style:style>
    <style:style style:name="co3" style:family="table-column">
      <style:table-column-properties style:column-width="4.23cm" style:use-optimal-column-width="false"/>
    </style:style>
    <style:style style:name="co4" style:family="table-column">
      <style:table-column-properties style:column-width="15.074cm" style:use-optimal-column-width="false"/>
    </style:style>
    <style:style style:name="ro1" style:family="table-row">
      <style:table-row-properties style:row-height="1.919cm" style:use-optimal-row-height="false"/>
    </style:style>
    <style:style style:name="ro2" style:family="table-row">
      <style:table-row-properties style:row-height="1.922cm" style:use-optimal-row-height="false"/>
    </style:style>
    <style:style style:name="ce1" style:family="table-cell">
      <style:paragraph-properties fo:border="0.03pt solid #000000"/>
      <style:text-properties style:font-name="Ubuntu"/>
    </style:style>
    <style:style style:name="ce2" style:family="table-cell">
      <style:paragraph-properties fo:text-align="center" fo:border="0.03pt solid #000000"/>
      <style:text-properties style:font-name="Ubuntu"/>
    </style:style>
    <style:style style:name="ce3" style:family="table-cell">
      <style:paragraph-properties fo:text-align="start" fo:border="0.03pt solid #000000"/>
      <style:text-properties style:font-name="Ubuntu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loext:graphic-properties draw:fill="none" draw:fill-color="#ffffff"/>
      <style:paragraph-properties fo:text-align="center"/>
      <style:text-properties fo:font-size="24pt"/>
    </style:style>
    <style:style style:name="P4" style:family="paragraph">
      <style:text-properties style:font-name="Ubuntu"/>
    </style:style>
    <style:style style:name="P5" style:family="paragraph">
      <style:paragraph-properties fo:text-align="center"/>
      <style:text-properties style:font-name="Ubuntu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Ubuntu"/>
    </style:style>
    <style:style style:name="P7" style:family="paragraph">
      <loext:graphic-properties draw:fill="none" draw:fill-color="#ffffff"/>
      <style:text-properties style:font-name="Ubuntu"/>
    </style:style>
    <style:style style:name="P8" style:family="paragraph">
      <style:paragraph-properties fo:text-align="center"/>
      <style:text-properties fo:color="#c9211e" style:font-name="Ubuntu Mono" fo:font-size="12pt"/>
    </style:style>
    <style:style style:name="P9" style:family="paragraph">
      <loext:graphic-properties draw:fill="none" draw:fill-color="#ffffff"/>
      <style:paragraph-properties fo:text-align="center"/>
      <style:text-properties fo:color="#c9211e" style:font-name="Ubuntu Mono" fo:font-size="1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text-properties fo:color="#c9211e" style:font-name="Ubuntu" fo:font-size="24pt"/>
    </style:style>
    <style:style style:name="P12" style:family="paragraph">
      <loext:graphic-properties draw:fill="none" draw:fill-color="#ffffff"/>
      <style:text-properties fo:color="#c9211e" style:font-name="Ubuntu" fo:font-size="24pt"/>
    </style:style>
    <style:style style:name="P13" style:family="paragraph">
      <loext:graphic-properties draw:fill-color="#ffffff"/>
    </style:style>
    <style:style style:name="P14" style:family="paragraph">
      <style:paragraph-properties fo:text-align="start"/>
      <style:text-properties style:font-name="Ubuntu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style:font-name="Ubuntu"/>
    </style:style>
    <style:style style:name="P18" style:family="paragraph">
      <style:paragraph-properties fo:text-align="center"/>
      <style:text-properties fo:color="#ffffff" style:font-name="Ubuntu"/>
    </style:style>
    <style:style style:name="P19" style:family="paragraph">
      <loext:graphic-properties draw:fill="solid" draw:fill-color="#999999"/>
      <style:paragraph-properties fo:text-align="center"/>
      <style:text-properties fo:color="#ffffff" style:font-name="Ubuntu"/>
    </style:style>
    <style:style style:name="P20" style:family="paragraph">
      <style:paragraph-properties fo:text-align="start"/>
      <style:text-properties fo:font-size="18pt" style:font-size-asian="18pt" style:font-size-complex="18pt"/>
    </style:style>
    <style:style style:name="P21" style:family="paragraph">
      <loext:graphic-properties draw:fill="none"/>
      <style:paragraph-properties fo:text-align="start"/>
      <style:text-properties style:font-name="Ubuntu" fo:font-size="18pt" style:font-size-asian="18pt" style:font-size-complex="18pt"/>
    </style:style>
    <style:style style:name="P22" style:family="paragraph">
      <loext:graphic-properties draw:fill="solid" draw:fill-color="#00a933"/>
      <style:paragraph-properties fo:text-align="center"/>
      <style:text-properties fo:color="#ffffff" style:font-name="Ubuntu"/>
    </style:style>
    <style:style style:name="P23" style:family="paragraph">
      <loext:graphic-properties draw:fill="solid" draw:fill-color="#5b277d"/>
      <style:paragraph-properties fo:text-align="center"/>
    </style:style>
    <style:style style:name="P24" style:family="paragraph">
      <loext:graphic-properties draw:fill="solid" draw:fill-color="#999999"/>
      <style:paragraph-properties fo:text-align="center"/>
    </style:style>
    <style:style style:name="P25" style:family="paragraph">
      <style:text-properties fo:color="#c9211e" style:font-name="Ubuntu" fo:font-size="12pt"/>
    </style:style>
    <style:style style:name="P26" style:family="paragraph">
      <loext:graphic-properties draw:fill="none" draw:fill-color="#ffffff"/>
      <style:text-properties fo:color="#c9211e" style:font-name="Ubuntu"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Ubuntu" fo:font-size="24pt"/>
    </style:style>
    <style:style style:name="T4" style:family="text">
      <style:text-properties style:font-name="Ubuntu"/>
    </style:style>
    <style:style style:name="T5" style:family="text">
      <style:text-properties fo:color="#c9211e" style:font-name="Ubuntu" fo:font-size="12pt" style:font-size-asian="12pt" style:font-size-complex="12pt"/>
    </style:style>
    <style:style style:name="T6" style:family="text">
      <style:text-properties fo:color="#999999" style:font-name="Ubuntu" fo:font-size="12pt" style:font-size-asian="12pt" style:font-size-complex="12pt"/>
    </style:style>
    <style:style style:name="T7" style:family="text">
      <style:text-properties style:font-name="Ubuntu" fo:font-size="18pt" style:font-size-asian="18pt" style:font-size-complex="18pt"/>
    </style:style>
    <style:style style:name="T8" style:family="text">
      <style:text-properties fo:color="#c9211e" style:text-position="super 58%"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352cm" svg:height="12.192cm" svg:x="3.302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3.978cm" svg:y="2.286cm">
          <draw:text-box>
            <text:p text:style-name="P2">×</text:p>
          </draw:text-box>
        </draw:frame>
        <draw:frame draw:style-name="standard" draw:layer="layout" svg:width="20.284cm" svg:height="9.597cm" svg:x="4.221cm" svg:y="3.80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Field Name 1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1" table:default-cell-style-name="ce1">
              <table:table-cell>
                <text:p text:style-name="P4">Field Name 2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1" table:default-cell-style-name="ce1">
              <table:table-cell>
                <text:p text:style-name="P4">Field Name 3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1" table:default-cell-style-name="ce1">
              <table:table-cell>
                <text:p text:style-name="P4">Field Name 4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2">
              <table:table-cell table:style-name="ce2">
                <text:p text:style-name="P5">...</text:p>
              </table:table-cell>
              <table:table-cell table:style-name="ce1">
                <text:p text:style-name="P4">More rows follow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3.872cm" svg:height="1.199cm" svg:x="12.981cm" svg:y="2.44cm">
          <draw:text-box>
            <text:p text:style-name="P6"><text:span text:style-name="T1">⇐ <text:s/></text:span><text:span text:style-name="T2">3 / 8 <text:s/></text:span><text:span text:style-name="T3">⇒</text:span></text:p>
          </draw:text-box>
        </draw:frame>
        <draw:frame draw:style-name="gr3" draw:text-style-name="P9" draw:layer="layout" svg:width="7.275cm" svg:height="0.674cm" svg:x="10.922cm" svg:y="0.85cm">
          <draw:text-box>
            <text:p text:style-name="P8">{idx of Current} / {numAnalysis}</text:p>
          </draw:text-box>
        </draw:frame>
        <draw:line draw:style-name="gr4" draw:text-style-name="P10" draw:layer="layout" svg:x1="14.886cm" svg:y1="2.618cm" svg:x2="14.886cm" svg:y2="1.524cm">
          <text:p/>
        </draw:line>
        <draw:frame draw:style-name="gr3" draw:text-style-name="P12" draw:layer="layout" svg:width="3.876cm" svg:height="1.199cm" svg:x="3.236cm" svg:y="0.754cm">
          <draw:text-box>
            <text:p text:style-name="P11">New Top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×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Field n-2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1" table:default-cell-style-name="ce1">
              <table:table-cell>
                <text:p text:style-name="P4">Field n-1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2">
              <table:table-cell table:style-name="ce3">
                <text:p text:style-name="P14">Last Field</text:p>
              </table:table-cell>
              <table:table-cell table:style-name="ce1">
                <text:p text:style-name="P4">Value of last fiel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2" draw:layer="layout" svg:width="15.556cm" svg:height="1.199cm" svg:x="3.272cm" svg:y="0.79cm">
          <draw:text-box>
            <text:p text:style-name="P11">New Bottom (No Comment Posted Yet)</text:p>
          </draw:text-box>
        </draw:frame>
        <draw:custom-shape draw:style-name="gr6" draw:text-style-name="P15" draw:layer="layout" svg:width="0.813cm" svg:height="0.813cm" svg:x="5.08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5" draw:layer="layout" svg:width="0.813cm" svg:height="0.813cm" svg:x="6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5" draw:layer="layout" svg:width="0.813cm" svg:height="0.813cm" svg:x="7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5" draw:layer="layout" svg:width="0.813cm" svg:height="0.813cm" svg:x="8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5" draw:layer="layout" svg:width="0.813cm" svg:height="0.813cm" svg:x="9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7" draw:layer="layout" svg:width="18.796cm" svg:height="3.302cm" svg:x="5.08cm" svg:y="10.414cm">
          <text:p text:style-name="P16"><text:span text:style-name="T4">Input Box for User to Leave Comment</text:span></text:p>
          <text:p text:style-name="P16"><text:span text:style-name="T5">[When nothing is written, show “</text:span><text:span text:style-name="T6">Leave some comments...</text:span><text:span text:style-name="T5">”]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7.366cm" svg:height="1.016cm" svg:x="16.51cm" svg:y="9.144cm">
          <text:p text:style-name="P18"><text:span text:style-name="T4">Post &amp; Generate </text:span><text:span text:style-name="T4">New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×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Field n-2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1" table:default-cell-style-name="ce1">
              <table:table-cell>
                <text:p text:style-name="P4">Field n-1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2">
              <table:table-cell table:style-name="ce3">
                <text:p text:style-name="P14">Last Field</text:p>
              </table:table-cell>
              <table:table-cell table:style-name="ce1">
                <text:p text:style-name="P4">Value of last fiel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2" draw:layer="layout" svg:width="21.914cm" svg:height="1.199cm" svg:x="3.272cm" svg:y="0.79cm">
          <draw:text-box>
            <text:p text:style-name="P11">New Bottom (User wrote comments but not posted yet)</text:p>
          </draw:text-box>
        </draw:frame>
        <draw:custom-shape draw:style-name="gr10" draw:text-style-name="P15" draw:layer="layout" svg:width="0.813cm" svg:height="0.813cm" svg:x="5.08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7" draw:text-style-name="P15" draw:layer="layout" svg:width="0.813cm" svg:height="0.813cm" svg:x="9.093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1" draw:text-style-name="P21" draw:layer="layout" svg:width="18.796cm" svg:height="3.302cm" svg:x="5.08cm" svg:y="10.414cm">
          <text:p text:style-name="P20"><text:span text:style-name="T7">[</text:span><text:span text:style-name="T7">T</text:span><text:span text:style-name="T7">h</text:span><text:span text:style-name="T7">i</text:span><text:span text:style-name="T7">s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t </text:span><text:span text:style-name="T7">b</text:span><text:span text:style-name="T7">y</text:span><text:span text:style-name="T7"> </text:span><text:span text:style-name="T7">u</text:span><text:span text:style-name="T7">s</text:span><text:span text:style-name="T7">e</text:span><text:span text:style-name="T7">r</text:span><text:span text:style-name="T7">] </text:span><text:span text:style-name="T7">b</text:span><text:span text:style-name="T7">a</text:span><text:span text:style-name="T7">l</text:span><text:span text:style-name="T7">a</text:span><text:span text:style-name="T7"> </text:span><text:span text:style-name="T7">b</text:span><text:span text:style-name="T7">a</text:span><text:span text:style-name="T7">l</text:span><text:span text:style-name="T7">a</text:span><text:span text:style-name="T7"> </text:span><text:span text:style-name="T7">b</text:span><text:span text:style-name="T7">a</text:span><text:span text:style-name="T7">l</text:span><text:span text:style-name="T7">a</text:span><text:span text:style-name="T7"> </text:span><text:span text:style-name="T7">y</text:span><text:span text:style-name="T7">e</text:span><text:span text:style-name="T7">a</text:span><text:span text:style-name="T7">h</text:span><text:span text:style-name="T7"> </text:span><text:span text:style-name="T7">y</text:span><text:span text:style-name="T7">e</text:span><text:span text:style-name="T7">a</text:span><text:span text:style-name="T7">h</text:span><text:span text:style-name="T7"> </text:span><text:span text:style-name="T7">y</text:span><text:span text:style-name="T7">e</text:span><text:span text:style-name="T7">a</text:span><text:span text:style-name="T7">h</text:span><text:span text:style-name="T7"> </text:span><text:span text:style-name="T7">h</text:span><text:span text:style-name="T7">o</text:span></text:p>
          <text:p text:style-name="P20"><text:span text:style-name="T5"/></text:p>
          <text:p text:style-name="P20"><text:span text:style-name="T5">U</text:span><text:span text:style-name="T5">s</text:span><text:span text:style-name="T5">e</text:span><text:span text:style-name="T5">r </text:span><text:span text:style-name="T5">c</text:span><text:span text:style-name="T5">h</text:span><text:span text:style-name="T5">o</text:span><text:span text:style-name="T5">s</text:span><text:span text:style-name="T5">e </text:span><text:span text:style-name="T5">4</text:span><text:span text:style-name="T5">-</text:span><text:span text:style-name="T5">s</text:span><text:span text:style-name="T5">t</text:span><text:span text:style-name="T5">a</text:span><text:span text:style-name="T5">r </text:span><text:span text:style-name="T5">(</text:span><text:span text:style-name="T5">b</text:span><text:span text:style-name="T5">y </text:span><text:span text:style-name="T5">c</text:span><text:span text:style-name="T5">li</text:span><text:span text:style-name="T5">c</text:span><text:span text:style-name="T5">k</text:span><text:span text:style-name="T5">i</text:span><text:span text:style-name="T5">n</text:span><text:span text:style-name="T5">g </text:span><text:span text:style-name="T5">t</text:span><text:span text:style-name="T5">h</text:span><text:span text:style-name="T5">e </text:span><text:span text:style-name="T5">4</text:span><text:span text:style-name="T8">th</text:span><text:span text:style-name="T5"> </text:span><text:span text:style-name="T5">s</text:span><text:span text:style-name="T5">t</text:span><text:span text:style-name="T5">a</text:span><text:span text:style-name="T5">r</text:span><text:span text:style-name="T5">) </text:span><text:span text:style-name="T5">f</text:span><text:span text:style-name="T5">o</text:span><text:span text:style-name="T5">r </text:span><text:span text:style-name="T5">t</text:span><text:span text:style-name="T5">h</text:span><text:span text:style-name="T5">i</text:span><text:span text:style-name="T5">s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 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7.366cm" svg:height="1.016cm" svg:x="16.51cm" svg:y="9.144cm">
          <text:p text:style-name="P18"><text:span text:style-name="T4">Post &amp; Generate New</text:span>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0.406cm" svg:height="0.406cm" svg:x="5.283cm" svg:y="9.37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0" draw:text-style-name="P15" draw:layer="layout" svg:width="0.813cm" svg:height="0.813cm" svg:x="6.08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3" draw:text-style-name="P23" draw:layer="layout" svg:width="0.406cm" svg:height="0.406cm" svg:x="6.283cm" svg:y="9.37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0" draw:text-style-name="P15" draw:layer="layout" svg:width="0.813cm" svg:height="0.813cm" svg:x="7.08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3" draw:text-style-name="P23" draw:layer="layout" svg:width="0.406cm" svg:height="0.406cm" svg:x="7.283cm" svg:y="9.37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0" draw:text-style-name="P15" draw:layer="layout" svg:width="0.813cm" svg:height="0.813cm" svg:x="8.08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3" draw:text-style-name="P23" draw:layer="layout" svg:width="0.406cm" svg:height="0.406cm" svg:x="8.283cm" svg:y="9.37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×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Field n-2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1" table:default-cell-style-name="ce1">
              <table:table-cell>
                <text:p text:style-name="P4">Field n-1</text:p>
              </table:table-cell>
              <table:table-cell>
                <text:p text:style-name="P4">Some value (Just leave it as before)</text:p>
              </table:table-cell>
            </table:table-row>
            <table:table-row table:style-name="ro2">
              <table:table-cell table:style-name="ce3">
                <text:p text:style-name="P14">Last Field</text:p>
              </table:table-cell>
              <table:table-cell table:style-name="ce1">
                <text:p text:style-name="P4">Value of last fiel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12" draw:layer="layout" svg:width="18.951cm" svg:height="1.199cm" svg:x="3.272cm" svg:y="0.79cm">
          <draw:text-box>
            <text:p text:style-name="P11">New Bottom (Comment Already Posted by User)</text:p>
          </draw:text-box>
        </draw:frame>
        <draw:custom-shape draw:style-name="gr14" draw:text-style-name="P15" draw:layer="layout" svg:width="0.813cm" svg:height="0.813cm" svg:x="5.08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4" draw:text-style-name="P15" draw:layer="layout" svg:width="0.813cm" svg:height="0.813cm" svg:x="9.093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1" draw:text-style-name="P21" draw:layer="layout" svg:width="18.796cm" svg:height="3.302cm" svg:x="5.08cm" svg:y="10.414cm">
          <text:p text:style-name="P20"><text:span text:style-name="T7">[Thi</text:span><text:span text:style-name="T7">s is </text:span><text:span text:style-name="T7">the </text:span><text:span text:style-name="T7">co</text:span><text:span text:style-name="T7">mm</text:span><text:span text:style-name="T7">ent </text:span><text:span text:style-name="T7">by </text:span><text:span text:style-name="T7">use</text:span><text:span text:style-name="T7">r] </text:span><text:span text:style-name="T7">bal</text:span><text:span text:style-name="T7">a </text:span><text:span text:style-name="T7">bal</text:span><text:span text:style-name="T7">a </text:span><text:span text:style-name="T7">bal</text:span><text:span text:style-name="T7">a </text:span><text:span text:style-name="T7">yea</text:span><text:span text:style-name="T7">h </text:span><text:span text:style-name="T7">yea</text:span><text:span text:style-name="T7">h </text:span><text:span text:style-name="T7">yea</text:span><text:span text:style-name="T7">h </text:span><text:span text:style-name="T7">ho</text:span></text:p>
          <text:p text:style-name="P20"><text:span text:style-name="T7">ho </text:span><text:span text:style-name="T7">ho </text:span><text:span text:style-name="T7">ha </text:span><text:span text:style-name="T7">ha </text:span><text:span text:style-name="T7">ha </text:span><text:span text:style-name="T7">ha </text:span><text:span text:style-name="T5">(read </text:span><text:span text:style-name="T5">from </text:span><text:span text:style-name="T5">db)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406cm" svg:height="0.406cm" svg:x="5.283cm" svg:y="9.37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4" draw:text-style-name="P15" draw:layer="layout" svg:width="0.813cm" svg:height="0.813cm" svg:x="6.08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5" draw:text-style-name="P24" draw:layer="layout" svg:width="0.406cm" svg:height="0.406cm" svg:x="6.283cm" svg:y="9.37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4" draw:text-style-name="P15" draw:layer="layout" svg:width="0.813cm" svg:height="0.813cm" svg:x="7.08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5" draw:text-style-name="P24" draw:layer="layout" svg:width="0.406cm" svg:height="0.406cm" svg:x="7.283cm" svg:y="9.37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4" draw:text-style-name="P15" draw:layer="layout" svg:width="0.813cm" svg:height="0.813cm" svg:x="8.08cm" svg:y="9.14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5" draw:text-style-name="P24" draw:layer="layout" svg:width="0.406cm" svg:height="0.406cm" svg:x="8.283cm" svg:y="9.37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26" draw:layer="layout" svg:width="6.835cm" svg:height="1.199cm" svg:x="16.972cm" svg:y="2.47cm">
          <draw:text-box>
            <text:p text:style-name="P25">Black &amp; Clickable if not last;</text:p>
            <text:p text:style-name="P25">Otherwise Grey and not clickable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31T20:24:49.296948529</meta:creation-date>
    <dc:date>2025-08-31T23:28:48.155648022</dc:date>
    <meta:editing-duration>PT1H8M39S</meta:editing-duration>
    <meta:editing-cycles>2</meta:editing-cycles>
    <meta:generator>LibreOffice/6.4.7.2$Linux_X86_64 LibreOffice_project/40$Build-2</meta:generator>
    <meta:document-statistic meta:object-count="79"/>
  </office:meta>
</office:document-meta>
</file>